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" style:family="table-cell" style:parent-style-name="Default" style:data-style-name="N38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36"/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36">
      <style:table-cell-properties style:vertical-align="automatic" fo:wrap-option="wrap" style:repeat-content="false"/>
      <style:paragraph-properties fo:text-align="center"/>
    </style:style>
    <style:style style:name="ce11" style:family="table-cell" style:parent-style-name="Default" style:data-style-name="N37">
      <style:table-cell-properties fo:border-top="thin solid #000000" fo:border-bottom="none" fo:border-left="thin solid #000000" fo:border-right="none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3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38">
      <style:table-cell-properties fo:border-top="thin solid #000000" fo:border-bottom="none" fo:border-left="none" fo:border-right="none"/>
      <style:text-properties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38">
      <style:table-cell-properties fo:border-top="thin solid #000000" fo:border-bottom="none" fo:border-left="none" fo:border-right="thin solid #000000"/>
    </style:style>
    <style:style style:name="ce16" style:family="table-cell" style:parent-style-name="Default" style:data-style-name="N37">
      <style:table-cell-properties fo:border-top="none" fo:border-bottom="none" fo:border-left="thin solid #000000" fo:border-right="none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37">
      <style:table-cell-properties fo:border-top="none" fo:border-bottom="thin solid #000000" fo:border-left="thin solid #000000" fo:border-right="none"/>
    </style:style>
    <style:style style:name="ce19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7"/>
    <style:style style:name="co1" style:family="table-column">
      <style:table-column-properties fo:break-before="auto" style:column-width="4.0428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37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7" table:default-cell-style-name="ce1"/>
        <table:table-column table:style-name="co6" table:number-columns-repeated="16373" table:default-cell-style-name="ce1"/>
        <table:table-row table:style-name="ro1">
          <table:table-cell office:value-type="string" table:style-name="ce2">
            <text:p>Total custo protótipo</text:p>
          </table:table-cell>
          <table:table-cell table:number-columns-repeated="2" table:style-name="ce3"/>
          <table:table-cell office:value-type="currency" office:value="347224.51" table:formula="of:=[.E69]+[.E51]" table:style-name="ce4">
            <text:p>€347 22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otal despesas iniciais</text:p>
          </table:table-cell>
          <table:table-cell table:number-columns-repeated="2" table:style-name="ce3"/>
          <table:table-cell office:value-type="currency" office:value="23464.510000000002" table:formula="of:=[.D14]+[.D25]" table:style-name="ce4">
            <text:p>€23 46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Total despesas / mês</text:p>
          </table:table-cell>
          <table:table-cell table:number-columns-repeated="2" table:style-name="ce3"/>
          <table:table-cell office:value-type="currency" office:value="13490" table:formula="of:=[.D43]+[.D33]" table:style-name="ce4">
            <text:p>€13 49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Equipamento</text:p>
          </table:table-cell>
          <table:table-cell office:value-type="string" table:style-name="ce6">
            <text:p>qt.</text:p>
          </table:table-cell>
          <table:table-cell office:value-type="string" table:style-name="ce6">
            <text:p>custo unitário</text:p>
          </table:table-cell>
          <table:table-cell office:value-type="string" table:style-name="ce6">
            <text:p>custo tota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esa grande</text:p>
          </table:table-cell>
          <table:table-cell office:value-type="float" office:value="1" table:style-name="ce1">
            <text:p>1</text:p>
          </table:table-cell>
          <table:table-cell office:value-type="currency" office:value="200" table:style-name="ce4">
            <text:p>€200</text:p>
          </table:table-cell>
          <table:table-cell office:value-type="currency" office:value="200" table:formula="of:=[.C7]*[.B7]" table:style-name="ce4">
            <text:p>€2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adeira</text:p>
          </table:table-cell>
          <table:table-cell office:value-type="float" office:value="10" table:style-name="ce1">
            <text:p>10</text:p>
          </table:table-cell>
          <table:table-cell office:value-type="currency" office:value="50" table:style-name="ce4">
            <text:p>€50</text:p>
          </table:table-cell>
          <table:table-cell office:value-type="currency" office:value="500" table:formula="of:=[.C8]*[.B8]" table:style-name="ce4">
            <text:p>€5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Computador</text:p>
          </table:table-cell>
          <table:table-cell office:value-type="float" office:value="7" table:style-name="ce1">
            <text:p>7</text:p>
          </table:table-cell>
          <table:table-cell office:value-type="currency" office:value="500" table:style-name="ce4">
            <text:p>€500</text:p>
          </table:table-cell>
          <table:table-cell office:value-type="currency" office:value="3500" table:formula="of:=[.C9]*[.B9]" table:style-name="ce4">
            <text:p>€3 5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Máquina de soldar</text:p>
          </table:table-cell>
          <table:table-cell office:value-type="float" office:value="1" table:style-name="ce1">
            <text:p>1</text:p>
          </table:table-cell>
          <table:table-cell office:value-type="currency" office:value="200" table:style-name="ce4">
            <text:p>€200</text:p>
          </table:table-cell>
          <table:table-cell office:value-type="currency" office:value="200" table:formula="of:=[.C10]*[.B10]" table:style-name="ce4">
            <text:p>€2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Rebarbadora</text:p>
          </table:table-cell>
          <table:table-cell office:value-type="float" office:value="1" table:style-name="ce1">
            <text:p>1</text:p>
          </table:table-cell>
          <table:table-cell office:value-type="currency" office:value="50" table:style-name="ce4">
            <text:p>€50</text:p>
          </table:table-cell>
          <table:table-cell office:value-type="currency" office:value="50" table:formula="of:=[.C11]*[.B11]" table:style-name="ce4">
            <text:p>€5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erbequim</text:p>
          </table:table-cell>
          <table:table-cell office:value-type="float" office:value="1" table:style-name="ce1">
            <text:p>1</text:p>
          </table:table-cell>
          <table:table-cell office:value-type="currency" office:value="50" table:style-name="ce4">
            <text:p>€50</text:p>
          </table:table-cell>
          <table:table-cell office:value-type="currency" office:value="50" table:formula="of:=[.C12]*[.B12]" table:style-name="ce4">
            <text:p>€5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Ferramentas diversas</text:p>
          </table:table-cell>
          <table:table-cell office:value-type="float" office:value="1" table:style-name="ce1">
            <text:p>1</text:p>
          </table:table-cell>
          <table:table-cell office:value-type="currency" office:value="500" table:style-name="ce4">
            <text:p>€500</text:p>
          </table:table-cell>
          <table:table-cell office:value-type="currency" office:value="500" table:formula="of:=[.C13]*[.B13]" table:style-name="ce4">
            <text:p>€50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Total</text:p>
          </table:table-cell>
          <table:table-cell office:value-type="currency" office:value="5000" table:formula="of:=SUM([.D7:.D13])" table:style-name="ce4">
            <text:p>€5 000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3" table:style-name="ce1"/>
          <table:table-cell table:number-columns-repeated="2" table:style-name="ce8"/>
          <table:table-cell table:number-columns-repeated="16379"/>
        </table:table-row>
        <table:table-row table:style-name="ro1">
          <table:table-cell office:value-type="string" table:style-name="ce5">
            <text:p>Material</text:p>
          </table:table-cell>
          <table:table-cell office:value-type="string" table:style-name="ce6">
            <text:p>qt.</text:p>
          </table:table-cell>
          <table:table-cell office:value-type="string" table:style-name="ce6">
            <text:p>custo unitário</text:p>
          </table:table-cell>
          <table:table-cell office:value-type="string" table:style-name="ce6">
            <text:p>custo total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Aço galvanizado</text:p>
          </table:table-cell>
          <table:table-cell table:number-columns-repeated="2" table:style-name="ce1"/>
          <table:table-cell office:value-type="currency" office:value="3000" table:style-name="ce4">
            <text:p>€3 0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Barras aço 12m kg/m</text:p>
          </table:table-cell>
          <table:table-cell office:value-type="float" office:value="386" table:formula="of:=336+50" table:style-name="ce1">
            <text:p>386</text:p>
          </table:table-cell>
          <table:table-cell office:value-type="float" office:value="7.07" table:style-name="ce1">
            <text:p>7,07</text:p>
          </table:table-cell>
          <table:table-cell office:value-type="currency" office:value="1364.51" table:formula="of:=[.C18]*[.B18]*0.5" table:style-name="ce4">
            <text:p>€1 365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Painéis solares</text:p>
          </table:table-cell>
          <table:table-cell table:number-columns-repeated="2" table:style-name="ce1"/>
          <table:table-cell office:value-type="currency" office:value="5000" table:style-name="ce4">
            <text:p>€5 0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Terra</text:p>
          </table:table-cell>
          <table:table-cell table:number-columns-repeated="2" table:style-name="ce1"/>
          <table:table-cell office:value-type="currency" office:value="1000" table:style-name="ce4">
            <text:p>€1 0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Adubo</text:p>
          </table:table-cell>
          <table:table-cell table:number-columns-repeated="2" table:style-name="ce1"/>
          <table:table-cell office:value-type="currency" office:value="100" table:style-name="ce4">
            <text:p>€1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Mecanismo cozedura</text:p>
          </table:table-cell>
          <table:table-cell table:number-columns-repeated="2" table:style-name="ce1"/>
          <table:table-cell office:value-type="currency" office:value="3000" table:style-name="ce4">
            <text:p>€3 0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Robô</text:p>
          </table:table-cell>
          <table:table-cell table:number-columns-repeated="2" table:style-name="ce1"/>
          <table:table-cell office:value-type="currency" office:value="2500" table:style-name="ce4">
            <text:p>€2 5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Acrílico</text:p>
          </table:table-cell>
          <table:table-cell table:number-columns-repeated="2" table:style-name="ce1"/>
          <table:table-cell office:value-type="currency" office:value="2500" table:style-name="ce4">
            <text:p>€2 500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">
            <text:p>Total</text:p>
          </table:table-cell>
          <table:table-cell office:value-type="currency" office:value="18464.510000000002" table:formula="of:=SUM([.D17:.D24])" table:style-name="ce4">
            <text:p>€18 465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3" table:style-name="ce1"/>
          <table:table-cell table:number-columns-repeated="2" table:style-name="ce8"/>
          <table:table-cell table:number-columns-repeated="16379"/>
        </table:table-row>
        <table:table-row table:style-name="ro1">
          <table:table-cell office:value-type="string" table:style-name="ce5">
            <text:p>Despesas / mês</text:p>
          </table:table-cell>
          <table:table-cell table:number-columns-repeated="2" table:style-name="ce1"/>
          <table:table-cell table:number-columns-repeated="2" table:style-name="ce8"/>
          <table:table-cell table:number-columns-repeated="16379"/>
        </table:table-row>
        <table:table-row table:style-name="ro1">
          <table:table-cell office:value-type="string" table:style-name="ce1">
            <text:p>Aluguer do espaço</text:p>
          </table:table-cell>
          <table:table-cell table:number-columns-repeated="2" table:style-name="ce1"/>
          <table:table-cell office:value-type="currency" office:value="800" table:style-name="ce4">
            <text:p>€80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Eletricidade</text:p>
          </table:table-cell>
          <table:table-cell table:number-columns-repeated="2" table:style-name="ce1"/>
          <table:table-cell office:value-type="currency" office:value="150" table:style-name="ce4">
            <text:p>€15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Água</text:p>
          </table:table-cell>
          <table:table-cell table:number-columns-repeated="2" table:style-name="ce1"/>
          <table:table-cell office:value-type="currency" office:value="40" table:style-name="ce4">
            <text:p>€4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Contabilista</text:p>
          </table:table-cell>
          <table:table-cell table:number-columns-repeated="2" table:style-name="ce1"/>
          <table:table-cell office:value-type="currency" office:value="150" table:style-name="ce4">
            <text:p>€150</text:p>
          </table:table-cell>
          <table:table-cell table:style-name="ce8"/>
          <table:table-cell table:number-columns-repeated="16379"/>
        </table:table-row>
        <table:table-row table:style-name="ro1">
          <table:table-cell office:value-type="string" table:style-name="ce1">
            <text:p>Advogado</text:p>
          </table:table-cell>
          <table:table-cell table:number-columns-repeated="2" table:style-name="ce1"/>
          <table:table-cell office:value-type="currency" office:value="150" table:style-name="ce4">
            <text:p>€150</text:p>
          </table:table-cell>
          <table:table-cell table:style-name="ce8"/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7">
            <text:p>Total</text:p>
          </table:table-cell>
          <table:table-cell office:value-type="currency" office:value="1290" table:formula="of:=SUM([.D28:.D32])" table:style-name="ce4">
            <text:p>€1 29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table:number-columns-repeated="3" table:style-name="ce1"/>
          <table:table-cell table:number-columns-repeated="2" table:style-name="ce8"/>
          <table:table-cell table:number-columns-repeated="16379" table:style-name="ce1"/>
        </table:table-row>
        <table:table-row table:style-name="ro1">
          <table:table-cell office:value-type="string" table:style-name="ce5">
            <text:p>Mão de obra / mês</text:p>
          </table:table-cell>
          <table:table-cell table:number-columns-repeated="2" table:style-name="ce1"/>
          <table:table-cell table:number-columns-repeated="2"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Administrador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">
            <text:p>Eng Informático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g Mecânico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g Eletrónico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écnico Mecatrónica</text:p>
          </table:table-cell>
          <table:table-cell table:number-columns-repeated="2" table:style-name="ce1"/>
          <table:table-cell office:value-type="currency" office:value="1200" table:style-name="ce4">
            <text:p>€1 2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Eng Agrónomo</text:p>
          </table:table-cell>
          <table:table-cell table:number-columns-repeated="2" table:style-name="ce1"/>
          <table:table-cell office:value-type="currency" office:value="2000" table:style-name="ce4">
            <text:p>€2 00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erralheiro polivalente</text:p>
          </table:table-cell>
          <table:table-cell table:number-columns-repeated="2" table:style-name="ce1"/>
          <table:table-cell office:value-type="currency" office:value="1000" table:style-name="ce4">
            <text:p>€1 000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office:value-type="string" table:style-name="ce7">
            <text:p>Total</text:p>
          </table:table-cell>
          <table:table-cell office:value-type="currency" office:value="12200" table:formula="of:=SUM([.D36:.D42])" table:style-name="ce4">
            <text:p>€12 200</text:p>
          </table:table-cell>
          <table:table-cell table:number-columns-repeated="16380" table:style-name="ce1"/>
        </table:table-row>
        <table:table-row table:style-name="ro1">
          <table:table-cell table:number-columns-repeated="3" table:style-name="ce1"/>
          <table:table-cell table:style-name="ce8"/>
          <table:table-cell table:number-columns-repeated="16380" table:style-name="ce1"/>
        </table:table-row>
        <table:table-row table:style-name="ro2">
          <table:table-cell office:value-type="string" table:style-name="ce7">
            <text:p>Data</text:p>
          </table:table-cell>
          <table:table-cell table:style-name="ce9"/>
          <table:table-cell office:value-type="string" table:style-name="ce6">
            <text:p>Fatia</text:p>
          </table:table-cell>
          <table:table-cell office:value-type="string" table:style-name="ce10">
            <text:p>verba necessária à data</text:p>
          </table:table-cell>
          <table:table-cell office:value-type="string" table:style-name="ce10">
            <text:p>Total acumulado necessário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1-01T00:00:00" table:style-name="ce11">
            <text:p>2020-01-01</text:p>
          </table:table-cell>
          <table:table-cell table:style-name="ce12"/>
          <table:table-cell office:value-type="currency" office:value="36954.51" table:formula="of:=$$totini+$$totmes" table:style-name="ce13">
            <text:p>€36 955</text:p>
          </table:table-cell>
          <table:table-cell office:value-type="currency" office:value="104404.51000000001" table:formula="of:=SUM([.C46:.C51])" table:style-name="ce14">
            <text:p>€104 405</text:p>
          </table:table-cell>
          <table:table-cell office:value-type="currency" office:value="36954.51" table:formula="of:=$$totini+$$totmes" table:style-name="ce15">
            <text:p>€36 955</text:p>
          </table:table-cell>
          <table:table-cell office:value-type="string" table:style-name="ce1">
            <text:p>Neste primeiro pedido temos 5% do capital necessário, criamos 6 postos de trabalho</text:p>
          </table:table-cell>
          <table:table-cell table:number-columns-repeated="16378"/>
        </table:table-row>
        <table:table-row table:style-name="ro1">
          <table:table-cell office:value-type="date" office:date-value="2020-02-01T00:00:00" table:formula="of:=DATE(YEAR([.A46]);MONTH([.A46])+1;DAY([.A46]))" table:style-name="ce16">
            <text:p>2020-02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50444.51" table:formula="of:=[.E46]+$$totmes" table:style-name="ce17">
            <text:p>€50 44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3-01T00:00:00" table:formula="of:=DATE(YEAR([.A47]);MONTH([.A47])+1;DAY([.A47]))" table:style-name="ce16">
            <text:p>2020-03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63934.51" table:formula="of:=[.E47]+$$totmes" table:style-name="ce17">
            <text:p>€63 93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4-01T00:00:00" table:formula="of:=DATE(YEAR([.A48]);MONTH([.A48])+1;DAY([.A48]))" table:style-name="ce16">
            <text:p>2020-04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77424.510000000009" table:formula="of:=[.E48]+$$totmes" table:style-name="ce17">
            <text:p>€77 425</text:p>
          </table:table-cell>
          <table:table-cell office:value-type="string" table:style-name="ce1">
            <text:p>Aqui temos a estrutura do protótipo com produção de 1 tonelada de batata doce</text:p>
          </table:table-cell>
          <table:table-cell table:number-columns-repeated="16378"/>
        </table:table-row>
        <table:table-row table:style-name="ro1">
          <table:table-cell office:value-type="date" office:date-value="2020-05-01T00:00:00" table:formula="of:=DATE(YEAR([.A49]);MONTH([.A49])+1;DAY([.A49]))" table:style-name="ce16">
            <text:p>2020-05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90914.510000000009" table:formula="of:=[.E49]+$$totmes" table:style-name="ce17">
            <text:p>€90 915</text:p>
          </table:table-cell>
          <table:table-cell office:value-type="string" table:style-name="ce1">
            <text:p>Candidatamos ao segundo pedido</text:p>
          </table:table-cell>
          <table:table-cell table:number-columns-repeated="16378"/>
        </table:table-row>
        <table:table-row table:style-name="ro1">
          <table:table-cell office:value-type="date" office:date-value="2020-06-01T00:00:00" table:formula="of:=DATE(YEAR([.A50]);MONTH([.A50])+1;DAY([.A50]))" table:style-name="ce18">
            <text:p>2020-06-01</text:p>
          </table:table-cell>
          <table:table-cell table:style-name="ce3"/>
          <table:table-cell office:value-type="currency" office:value="13490" table:formula="of:=$$totmes" table:style-name="ce19">
            <text:p>€13 490</text:p>
          </table:table-cell>
          <table:table-cell table:style-name="ce3"/>
          <table:table-cell office:value-type="currency" office:value="104404.51000000001" table:formula="of:=[.E50]+$$totmes" table:style-name="ce20">
            <text:p>€104 405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7-01T00:00:00" table:formula="of:=DATE(YEAR([.A51]);MONTH([.A51])+1;DAY([.A51]))" table:style-name="ce11">
            <text:p>2020-07-01</text:p>
          </table:table-cell>
          <table:table-cell table:style-name="ce12"/>
          <table:table-cell office:value-type="currency" office:value="13490" table:formula="of:=$$totmes" table:style-name="ce13">
            <text:p>€13 490</text:p>
          </table:table-cell>
          <table:table-cell office:value-type="currency" office:value="242820" table:formula="of:=SUM([.C52:.C69])" table:style-name="ce14">
            <text:p>€242 820</text:p>
          </table:table-cell>
          <table:table-cell office:value-type="currency" office:value="13490" table:formula="of:=0+$$totmes" table:style-name="ce15">
            <text:p>€13 490</text:p>
          </table:table-cell>
          <table:table-cell office:value-type="string" table:style-name="ce1">
            <text:p>Neste segundo pedido temos 5% do capital, apresentamos a maquina estufa real com demonstração do robô</text:p>
          </table:table-cell>
          <table:table-cell table:number-columns-repeated="16378"/>
        </table:table-row>
        <table:table-row table:style-name="ro1">
          <table:table-cell office:value-type="date" office:date-value="2020-08-01T00:00:00" table:formula="of:=DATE(YEAR([.A52]);MONTH([.A52])+1;DAY([.A52]))" table:style-name="ce16">
            <text:p>2020-08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26980" table:formula="of:=[.E52]+$$totmes" table:style-name="ce17">
            <text:p>€26 9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09-01T00:00:00" table:formula="of:=DATE(YEAR([.A53]);MONTH([.A53])+1;DAY([.A53]))" table:style-name="ce16">
            <text:p>2020-09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40470" table:formula="of:=[.E53]+$$totmes" table:style-name="ce17">
            <text:p>€40 47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10-01T00:00:00" table:formula="of:=DATE(YEAR([.A54]);MONTH([.A54])+1;DAY([.A54]))" table:style-name="ce16">
            <text:p>2020-10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53960" table:formula="of:=[.E54]+$$totmes" table:style-name="ce17">
            <text:p>€53 9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11-01T00:00:00" table:formula="of:=DATE(YEAR([.A55]);MONTH([.A55])+1;DAY([.A55]))" table:style-name="ce16">
            <text:p>2020-11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67450" table:formula="of:=[.E55]+$$totmes" table:style-name="ce17">
            <text:p>€67 4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0-12-01T00:00:00" table:formula="of:=DATE(YEAR([.A56]);MONTH([.A56])+1;DAY([.A56]))" table:style-name="ce16">
            <text:p>2020-12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80940" table:formula="of:=[.E56]+$$totmes" table:style-name="ce17">
            <text:p>€80 9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1-01T00:00:00" table:formula="of:=DATE(YEAR([.A57]);MONTH([.A57])+1;DAY([.A57]))" table:style-name="ce16">
            <text:p>2021-01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94430" table:formula="of:=[.E57]+$$totmes" table:style-name="ce17">
            <text:p>€94 43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2-01T00:00:00" table:formula="of:=DATE(YEAR([.A58]);MONTH([.A58])+1;DAY([.A58]))" table:style-name="ce16">
            <text:p>2021-02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107920" table:formula="of:=[.E58]+$$totmes" table:style-name="ce17">
            <text:p>€107 92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3-01T00:00:00" table:formula="of:=DATE(YEAR([.A59]);MONTH([.A59])+1;DAY([.A59]))" table:style-name="ce16">
            <text:p>2021-03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121410" table:formula="of:=[.E59]+$$totmes" table:style-name="ce17">
            <text:p>€121 41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4-01T00:00:00" table:formula="of:=DATE(YEAR([.A60]);MONTH([.A60])+1;DAY([.A60]))" table:style-name="ce16">
            <text:p>2021-04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134900" table:formula="of:=[.E60]+$$totmes" table:style-name="ce17">
            <text:p>€134 90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5-01T00:00:00" table:formula="of:=DATE(YEAR([.A61]);MONTH([.A61])+1;DAY([.A61]))" table:style-name="ce16">
            <text:p>2021-05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148390" table:formula="of:=[.E61]+$$totmes" table:style-name="ce17">
            <text:p>€148 39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6-01T00:00:00" table:formula="of:=DATE(YEAR([.A62]);MONTH([.A62])+1;DAY([.A62]))" table:style-name="ce16">
            <text:p>2021-06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161880" table:formula="of:=[.E62]+$$totmes" table:style-name="ce17">
            <text:p>€161 88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7-01T00:00:00" table:formula="of:=DATE(YEAR([.A63]);MONTH([.A63])+1;DAY([.A63]))" table:style-name="ce16">
            <text:p>2021-07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175370" table:formula="of:=[.E63]+$$totmes" table:style-name="ce17">
            <text:p>€175 37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8-01T00:00:00" table:formula="of:=DATE(YEAR([.A64]);MONTH([.A64])+1;DAY([.A64]))" table:style-name="ce16">
            <text:p>2021-08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188860" table:formula="of:=[.E64]+$$totmes" table:style-name="ce17">
            <text:p>€188 86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09-01T00:00:00" table:formula="of:=DATE(YEAR([.A65]);MONTH([.A65])+1;DAY([.A65]))" table:style-name="ce16">
            <text:p>2021-09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202350" table:formula="of:=[.E65]+$$totmes" table:style-name="ce17">
            <text:p>€202 35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0-01T00:00:00" table:formula="of:=DATE(YEAR([.A66]);MONTH([.A66])+1;DAY([.A66]))" table:style-name="ce16">
            <text:p>2021-10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215840" table:formula="of:=[.E66]+$$totmes" table:style-name="ce17">
            <text:p>€215 84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1-01T00:00:00" table:formula="of:=DATE(YEAR([.A67]);MONTH([.A67])+1;DAY([.A67]))" table:style-name="ce16">
            <text:p>2021-11-01</text:p>
          </table:table-cell>
          <table:table-cell table:style-name="ce1"/>
          <table:table-cell office:value-type="currency" office:value="13490" table:formula="of:=$$totmes" table:style-name="ce4">
            <text:p>€13 490</text:p>
          </table:table-cell>
          <table:table-cell table:style-name="ce1"/>
          <table:table-cell office:value-type="currency" office:value="229330" table:formula="of:=[.E67]+$$totmes" table:style-name="ce17">
            <text:p>€229 330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21-12-01T00:00:00" table:formula="of:=DATE(YEAR([.A68]);MONTH([.A68])+1;DAY([.A68]))" table:style-name="ce18">
            <text:p>2021-12-01</text:p>
          </table:table-cell>
          <table:table-cell table:style-name="ce3"/>
          <table:table-cell office:value-type="currency" office:value="13490" table:formula="of:=$$totmes" table:style-name="ce19">
            <text:p>€13 490</text:p>
          </table:table-cell>
          <table:table-cell table:style-name="ce3"/>
          <table:table-cell office:value-type="currency" office:value="242820" table:formula="of:=[.E68]+$$totmes" table:style-name="ce20">
            <text:p>€242 820</text:p>
          </table:table-cell>
          <table:table-cell office:value-type="string" table:style-name="ce1">
            <text:p>Aqui temos o protótipo finalizado pronto para ir direto ao consumo com produção de 3 toneladas de batata doce no espaço de 1 ano e meio</text:p>
          </table:table-cell>
          <table:table-cell table:number-columns-repeated="16378"/>
        </table:table-row>
        <table:table-row table:style-name="ro1">
          <table:table-cell table:style-name="ce21"/>
          <table:table-cell table:style-name="ce1"/>
          <table:table-cell table:style-name="ce8"/>
          <table:table-cell table:style-name="ce1"/>
          <table:table-cell table:style-name="ce8"/>
          <table:table-cell office:value-type="string" table:style-name="ce1">
            <text:p>O protótipo é lançado e vai faturar 18.000 € por ano</text:p>
          </table:table-cell>
          <table:table-cell table:number-columns-repeated="16378"/>
        </table:table-row>
        <table:table-row table:number-rows-repeated="10" table:style-name="ro1">
          <table:table-cell table:style-name="ce21"/>
          <table:table-cell table:number-columns-repeated="16383" table:style-name="ce1"/>
        </table:table-row>
        <table:table-row table:number-rows-repeated="28" table:style-name="ro1">
          <table:table-cell table:style-name="ce21"/>
          <table:table-cell table:number-columns-repeated="16383"/>
        </table:table-row>
        <table:table-row table:number-rows-repeated="1048468" table:style-name="ro1">
          <table:table-cell table:number-columns-repeated="16384"/>
        </table:table-row>
      </table:table>
      <table:named-expressions>
        <table:named-expression table:name="pvpdose" table:expression="of:=&quot;['file:///C:/desk/Proj/site/plan_pt.ods'#$Sheet1.$C$7]&quot;" table:base-cell-address="Folha1.$A$1"/>
        <table:named-expression table:name="qtdoses" table:expression="of:=&quot;['file:///C:/desk/Proj/site/plan_pt.ods'#$Sheet1.$C$6]&quot;" table:base-cell-address="Folha1.$A$1"/>
        <table:named-range table:name="totdi" table:cell-range-address="Folha1.$D$3" table:base-cell-address="Folha1.$A$1"/>
        <table:named-range table:name="totini" table:cell-range-address="Folha1.$D$3" table:base-cell-address="Folha1.$A$1"/>
        <table:named-range table:name="totmes" table:cell-range-address="Folha1.$D$4" table:base-cell-address="Folha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PT">
      <number:number number:decimal-places="0" number:min-integer-digits="1" number:grouping="true">
        <number:embedded-text number:position="0"> </number:embedded-text>
      </number:number>
      <number:currency-symbol number:language="pt" number:country="PT">€</number:currency-symbol>
    </number:currency-style>
    <number:currency-style style:name="N36" number:language="pt" number:country="PT">
      <number:text>-</number:text>
      <number:number number:decimal-places="0" number:min-integer-digits="1" number:grouping="true">
        <number:embedded-text number:position="0"> </number:embedded-text>
      </number:number>
      <number:currency-symbol number:language="pt" number:country="PT">€</number:currency-symbol>
      <style:map style:condition="value()&gt;=0" style:apply-style-name="N36P0"/>
    </number:currency-style>
    <number:date-style style:name="N37">
      <number:year number:style="long"/>
      <number:text>-</number:text>
      <number:month number:style="long"/>
      <number:text>-</number:text>
      <number:day number:style="long"/>
    </number:date-style>
    <number:currency-style style:name="N38" number:language="pt" number:country="PT">
      <number:currency-symbol number:language="pt" number:country="PT">€</number:currency-symbol>
      <number:number number:decimal-places="0" number:min-integer-digits="0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super</dc:creator>
    <meta:creation-date>2019-06-15T18:28:43Z</meta:creation-date>
    <dc:date>2019-12-22T13:09:48Z</dc:date>
    <meta:editing-cycles>31</meta:editing-cycles>
    <meta:editing-duration>PT818412S</meta:editing-duration>
  </office:meta>
</office:document-meta>
</file>